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421*"/>
    </style:style>
    <style:style style:name="Tabela_5f_de_5f_siglas.B" style:display-name="Tabela_de_siglas.B" style:family="table-column">
      <style:table-column-properties style:column-width="13.494cm" style:rel-column-width="7650*"/>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P1" style:family="paragraph" style:parent-style-name="Standard">
      <style:paragraph-properties fo:line-height="150%" fo:text-align="center" style:justify-single-word="false"/>
      <style:text-properties style:font-name="Arial"/>
    </style:style>
    <style:style style:name="P2" style:family="paragraph" style:parent-style-name="Standard">
      <style:paragraph-properties fo:line-height="150%" fo:text-align="center" style:justify-single-word="false"/>
      <style:text-properties style:font-name="Arial" officeooo:paragraph-rsid="00279062"/>
    </style:style>
    <style:style style:name="P3" style:family="paragraph" style:parent-style-name="Standard">
      <style:paragraph-properties fo:line-height="150%" fo:text-align="center" style:justify-single-word="false"/>
      <style:text-properties style:font-name="Arial" fo:font-size="14pt" style:font-size-asian="14pt" style:font-size-complex="14pt"/>
    </style:style>
    <style:style style:name="P4" style:family="paragraph" style:parent-style-name="Standard">
      <style:paragraph-properties fo:line-height="150%"/>
      <style:text-properties style:font-name="Arial" fo:font-weight="bold" style:font-weight-asian="bold" style:font-weight-complex="bold"/>
    </style:style>
    <style:style style:name="P5"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0279062" fo:hyphenate="false"/>
    </style:style>
    <style:style style:name="P6"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7"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8"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9" style:family="paragraph" style:parent-style-name="Heading">
      <style:paragraph-properties fo:break-before="page"/>
    </style:style>
    <style:style style:name="P10" style:family="paragraph" style:parent-style-name="Text_20_body">
      <style:paragraph-properties fo:text-align="center" style:justify-single-word="false"/>
      <style:text-properties fo:font-size="14pt" style:font-size-asian="14pt" style:font-size-complex="14pt"/>
    </style:style>
    <style:style style:name="P11" style:family="paragraph" style:parent-style-name="Text_20_body">
      <style:text-properties officeooo:paragraph-rsid="003d0826"/>
    </style:style>
    <style:style style:name="P12"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13" style:family="paragraph" style:parent-style-name="Standard">
      <style:text-properties style:font-name="Arial"/>
    </style:style>
    <style:style style:name="P14" style:family="paragraph" style:parent-style-name="Standard">
      <style:paragraph-properties fo:text-align="center" style:justify-single-word="false"/>
      <style:text-properties style:font-name="Arial" officeooo:paragraph-rsid="00530fc0"/>
    </style:style>
    <style:style style:name="P15" style:family="paragraph" style:parent-style-name="Standard">
      <style:paragraph-properties fo:line-height="150%" fo:text-align="center" style:justify-single-word="false"/>
      <style:text-properties style:font-name="Arial"/>
    </style:style>
    <style:style style:name="P16" style:family="paragraph" style:parent-style-name="Standard">
      <style:paragraph-properties fo:line-height="150%" fo:text-align="center" style:justify-single-word="false"/>
      <style:text-properties style:font-name="Arial" fo:font-size="14pt" style:font-size-asian="14pt" style:font-size-complex="14pt"/>
    </style:style>
    <style:style style:name="P17" style:family="paragraph" style:parent-style-name="Standard">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18" style:family="paragraph" style:parent-style-name="Standard">
      <style:paragraph-properties fo:line-height="150%" fo:text-align="center" style:justify-single-word="false"/>
      <style:text-properties style:font-name="Arial" fo:font-size="16pt" fo:font-weight="bold" officeooo:paragraph-rsid="006953ee" style:font-size-asian="16pt" style:font-weight-asian="bold" style:font-size-complex="16pt" style:font-weight-complex="bold"/>
    </style:style>
    <style:style style:name="P19" style:family="paragraph" style:parent-style-name="Standard">
      <style:paragraph-properties fo:line-height="150%" fo:text-align="center" style:justify-single-word="false"/>
      <style:text-properties style:font-name="Arial" fo:font-size="16pt" fo:font-weight="bold" officeooo:paragraph-rsid="006aca71" style:font-size-asian="16pt" style:font-weight-asian="bold" style:font-size-complex="16pt" style:font-weight-complex="bold"/>
    </style:style>
    <style:style style:name="P20"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fo:hyphenate="false"/>
    </style:style>
    <style:style style:name="P21" style:family="paragraph" style:parent-style-name="Standard">
      <style:paragraph-properties fo:margin-left="8.754cm" fo:margin-right="0cm" fo:line-height="150%" fo:text-indent="0cm" style:auto-text-indent="false">
        <style:tab-stops/>
      </style:paragraph-properties>
      <style:text-properties style:font-name="Arial"/>
    </style:style>
    <style:style style:name="P22"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23" style:family="paragraph" style:parent-style-name="Text_20_body" style:master-page-name="MP0">
      <style:paragraph-properties fo:text-align="center" style:justify-single-word="false" style:page-number="4" fo:break-before="page"/>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
      <style:paragraph-properties fo:line-height="150%" fo:text-align="start" style:justify-single-word="false" fo:hyphenation-ladder-count="no-limit">
        <style:tab-stops/>
      </style:paragraph-properties>
      <style:text-properties officeooo:rsid="005895a4" officeooo:paragraph-rsid="005895a4" fo:hyphenate="false"/>
    </style:style>
    <style:style style:name="P27" style:family="paragraph" style:parent-style-name="Text_20_body" style:list-style-name="">
      <style:paragraph-properties fo:line-height="150%" fo:text-align="start" style:justify-single-word="false" fo:hyphenation-ladder-count="no-limit">
        <style:tab-stops/>
      </style:paragraph-properties>
      <style:text-properties officeooo:rsid="0058b98f" officeooo:paragraph-rsid="0058b98f" fo:hyphenate="false"/>
    </style:style>
    <style:style style:name="P28" style:family="paragraph" style:parent-style-name="Text_20_body">
      <style:text-properties officeooo:rsid="005b378a"/>
    </style:style>
    <style:style style:name="P29" style:family="paragraph" style:parent-style-name="Text_20_body">
      <style:text-properties officeooo:paragraph-rsid="005bdffd"/>
    </style:style>
    <style:style style:name="P30" style:family="paragraph" style:parent-style-name="Text_20_body" style:list-style-name="">
      <style:paragraph-properties fo:line-height="150%" fo:text-align="start" style:justify-single-word="false" fo:hyphenation-ladder-count="no-limit">
        <style:tab-stops/>
      </style:paragraph-properties>
      <style:text-properties officeooo:rsid="005fa8c9" officeooo:paragraph-rsid="005fa8c9" fo:hyphenate="false"/>
    </style:style>
    <style:style style:name="P31" style:family="paragraph" style:parent-style-name="Text_20_body" style:list-style-name="">
      <style:paragraph-properties fo:line-height="150%" fo:text-align="start" style:justify-single-word="false" fo:hyphenation-ladder-count="no-limit">
        <style:tab-stops/>
      </style:paragraph-properties>
      <style:text-properties officeooo:rsid="0061f877" officeooo:paragraph-rsid="0061f877" fo:hyphenate="false"/>
    </style:style>
    <style:style style:name="P32" style:family="paragraph" style:parent-style-name="Text_20_body">
      <style:text-properties officeooo:rsid="0073dce8" officeooo:paragraph-rsid="0073dce8"/>
    </style:style>
    <style:style style:name="P33" style:family="paragraph" style:parent-style-name="Heading" style:master-page-name="MP2">
      <style:paragraph-properties style:page-number="auto" fo:break-before="page"/>
    </style:style>
    <style:style style:name="P34" style:family="paragraph" style:parent-style-name="Heading">
      <style:paragraph-properties fo:break-before="page"/>
    </style:style>
    <style:style style:name="P35" style:family="paragraph" style:parent-style-name="Heading_20_2">
      <style:text-properties officeooo:paragraph-rsid="003d0826"/>
    </style:style>
    <style:style style:name="P36" style:family="paragraph" style:parent-style-name="Heading_20_2">
      <style:text-properties officeooo:paragraph-rsid="00398312"/>
    </style:style>
    <style:style style:name="P37" style:family="paragraph" style:parent-style-name="Heading_20_2">
      <style:text-properties officeooo:paragraph-rsid="005bdffd"/>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paragraph-rsid="005895a4"/>
    </style:style>
    <style:style style:name="P40" style:family="paragraph" style:parent-style-name="Heading_20_1">
      <style:paragraph-properties fo:line-height="150%" fo:text-align="start" style:justify-single-word="false" fo:hyphenation-ladder-count="no-limit" fo:break-before="page">
        <style:tab-stops/>
      </style:paragraph-properties>
      <style:text-properties officeooo:rsid="005b378a" officeooo:paragraph-rsid="005b955c" fo:hyphenate="false"/>
    </style:style>
    <style:style style:name="P41" style:family="paragraph" style:parent-style-name="Heading_20_1">
      <style:paragraph-properties fo:break-before="page"/>
      <style:text-properties officeooo:rsid="00694d80" officeooo:paragraph-rsid="00694d80"/>
    </style:style>
    <style:style style:name="P42" style:family="paragraph" style:parent-style-name="Heading_20_1">
      <style:paragraph-properties fo:break-before="page"/>
      <style:text-properties officeooo:paragraph-rsid="00723232"/>
    </style:style>
    <style:style style:name="P43" style:family="paragraph" style:parent-style-name="Heading_20_1" style:master-page-name="MP4">
      <style:paragraph-properties style:page-number="11" fo:break-before="auto" fo:break-after="auto"/>
    </style:style>
    <style:style style:name="P44" style:family="paragraph" style:parent-style-name="Contents_20_Heading" style:master-page-name="MP3">
      <style:paragraph-properties style:page-number="auto" fo:break-before="page"/>
    </style:style>
    <style:style style:name="P45" style:family="paragraph" style:parent-style-name="Contents_20_1">
      <style:paragraph-properties>
        <style:tab-stops>
          <style:tab-stop style:position="16cm" style:type="right" style:leader-style="dotted" style:leader-text="."/>
        </style:tab-stops>
      </style:paragraph-properties>
    </style:style>
    <style:style style:name="P46" style:family="paragraph" style:parent-style-name="Contents_20_2">
      <style:paragraph-properties>
        <style:tab-stops>
          <style:tab-stop style:position="15.501cm" style:type="right" style:leader-style="dotted" style:leader-text="."/>
        </style:tab-stops>
      </style:paragraph-properties>
    </style:style>
    <style:style style:name="P47" style:family="paragraph" style:parent-style-name="Table_20_Contents">
      <style:paragraph-properties fo:text-align="justify" style:justify-single-word="false"/>
      <style:text-properties officeooo:rsid="00559993" officeooo:paragraph-rsid="00559993"/>
    </style:style>
    <style:style style:name="P48" style:family="paragraph" style:parent-style-name="Table_20_Contents">
      <style:paragraph-properties fo:text-align="justify" style:justify-single-word="false"/>
      <style:text-properties officeooo:rsid="005e8c51" officeooo:paragraph-rsid="005e8c51"/>
    </style:style>
    <style:style style:name="P49" style:family="paragraph" style:parent-style-name="Header">
      <style:paragraph-properties fo:text-align="end" style:justify-single-word="fals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fo:font-size="16pt" fo:font-weight="bold" style:font-size-asian="16pt" style:font-weight-asian="bold" style:font-size-complex="16pt" style:font-weight-complex="bold"/>
    </style:style>
    <style:style style:name="T4" style:family="text">
      <style:text-properties style:font-name="Arial" fo:font-size="16pt" fo:font-weight="bold" officeooo:rsid="006953ee" style:font-size-asian="16pt" style:font-weight-asian="bold" style:font-size-complex="16pt" style:font-weight-complex="bold"/>
    </style:style>
    <style:style style:name="T5" style:family="text">
      <style:text-properties style:font-name="Arial" style:font-name-complex="Mangal"/>
    </style:style>
    <style:style style:name="T6" style:family="text">
      <style:text-properties style:font-name="Arial" officeooo:rsid="001e475f"/>
    </style:style>
    <style:style style:name="T7" style:family="text">
      <style:text-properties style:font-name="Arial" fo:font-style="italic" style:font-style-asian="italic"/>
    </style:style>
    <style:style style:name="T8" style:family="text">
      <style:text-properties style:font-name="Arial" fo:font-style="italic" style:font-style-asian="italic" style:font-style-complex="italic"/>
    </style:style>
    <style:style style:name="T9" style:family="text">
      <style:text-properties style:font-name="Arial" fo:background-color="#ffff00" loext:char-shading-value="0"/>
    </style:style>
    <style:style style:name="T10" style:family="text">
      <style:text-properties style:font-name="Arial" officeooo:rsid="0023a6c3"/>
    </style:style>
    <style:style style:name="T11" style:family="text">
      <style:text-properties style:font-name="Arial" officeooo:rsid="006aca71"/>
    </style:style>
    <style:style style:name="T12" style:family="text">
      <style:text-properties fo:font-weight="bold" style:font-weight-asian="bold" style:font-weight-complex="bold"/>
    </style:style>
    <style:style style:name="T13" style:family="text">
      <style:text-properties fo:font-weight="bold" officeooo:rsid="00279062" style:font-weight-asian="bold" style:font-weight-complex="bold"/>
    </style:style>
    <style:style style:name="T14" style:family="text">
      <style:text-properties officeooo:rsid="005bdffd"/>
    </style:style>
    <style:style style:name="T15" style:family="text">
      <style:text-properties officeooo:rsid="0061f877"/>
    </style:style>
    <style:style style:name="T16" style:family="text">
      <style:text-properties officeooo:rsid="006953ee"/>
    </style:style>
    <style:style style:name="T17" style:family="text">
      <style:text-properties officeooo:rsid="006eeeed"/>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size="10pt" fo:language="pt" fo:country="BR" style:language-asian="zh" style:country-asian="CN" style:language-complex="hi" style:country-complex="IN"/>
    </style:style>
    <style:style style:name="T2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start text:name="__RefHeading___Toc970_1045740432"/><text:soft-page-break/><office:annotation office:name="0"><dc:creator>Alana</dc:creator><dc:date>2017-08-31T11:25:00</dc:date><text:p/></office:annotation><text:span text:style-name="Fonte_20_parág._20_padrão"><text:span text:style-name="T1">INSTITUTO</text:span></text:span><office:annotation-end office:name="0"/><text:span text:style-name="Ref._20_de_20_comentário"><text:span text:style-name="T1"><office:annotation><dc:creator>Everson Teixeira</dc:creator><dc:date>2017-09-03T14:14:27</dc:date><loext:sender-initials>ET</loext:sender-initials><text:p text:style-name="P50"><text:span text:style-name="T20">Não entendi, esta errado o uso do nome INSTITUTO ?</text:span><text:span text:style-name="T20"><text:tab/></text:span></text:p></office:annotation></text:span></text:span><text:span text:style-name="Fonte_20_parág._20_padrão"><text:span text:style-name="T1"> DE ENSINO SUPERIOR DA PARAÍBA – IESP</text:span></text:span><text:bookmark-end text:name="__RefHeading___Toc970_1045740432"/></text:p>
      <text:p text:style-name="P10"><text:bookmark-start text:name="__RefHeading___Toc972_1045740432"/>BACHARELADO EM SISTEMA DE INFORMAÇÃO<text:bookmark-end text:name="__RefHeading___Toc972_1045740432"/></text:p>
      <text:p text:style-name="P1"/>
      <text:p text:style-name="P1"/>
      <text:p text:style-name="P1"/>
      <text:p text:style-name="P1"/>
      <text:p text:style-name="P1"/>
      <text:p text:style-name="P1"/>
      <text:p text:style-name="P1"/>
      <text:p text:style-name="P3">EVERSON TEIXEIRA</text:p>
      <text:p text:style-name="P3"/>
      <text:p text:style-name="P1"/>
      <text:p text:style-name="P1"/>
      <text:p text:style-name="P1"/>
      <text:p text:style-name="P1"/>
      <text:p text:style-name="P1"/>
      <text:p text:style-name="P18"><text:span text:style-name="Fonte_20_parág._20_padrão"><text:span text:style-name="T4">PGEBIC</text:span></text:span><text:span text:style-name="Fonte_20_parág._20_padrão"><text:span text:style-name="T3">: </text:span></text:span><text:span text:style-name="Fonte_20_parág._20_padrão"><text:span text:style-name="T4">plataforma de gerenciamento de estudos Bíblicos compartilhados</text:span></text:span></text:p>
      <text:p text:style-name="P3"/>
      <text:p text:style-name="P3"/>
      <text:p text:style-name="P3"/>
      <text:p text:style-name="P3"/>
      <text:p text:style-name="P3"/>
      <text:p text:style-name="P3"/>
      <text:p text:style-name="P3"/>
      <text:p text:style-name="P3"/>
      <text:p text:style-name="P3"/>
      <text:p text:style-name="P3"/>
      <text:p text:style-name="P1">JOÃO PESSOA / PB</text:p>
      <text:p text:style-name="P14"><text:bookmark-start text:name="__RefHeading___Toc1197_1629433696"/>2017<text:bookmark-end text:name="__RefHeading___Toc1197_1629433696"/></text:p>
      <text:p text:style-name="P22">EVERSON TEIXEIRA</text:p>
      <text:p text:style-name="P3"/>
      <text:p text:style-name="P1"/>
      <text:p text:style-name="P1"/>
      <text:p text:style-name="P1"/>
      <text:p text:style-name="P1"/>
      <text:p text:style-name="P1"/>
      <text:p text:style-name="P17"><text:span text:style-name="T16">PGEBIC</text:span>: <text:span text:style-name="T16">plataforma de gerenciamento de estudos Bíblicos compartilhados</text:span></text:p>
      <text:p text:style-name="P1"/>
      <text:p text:style-name="P1"/>
      <text:p text:style-name="P1"/>
      <text:p text:style-name="P1"/>
      <text:p text:style-name="P20"><office:annotation office:name="2"><dc:creator>Alana</dc:creator><dc:date>2017-08-31T11:25:00</dc:date><text:p>Atualizar</text:p></office:annotation><text:span text:style-name="Fonte_20_parág._20_padrão"><text:span text:style-name="T2">Trabalho </text:span></text:span><text:span text:style-name="Fonte_20_parág._20_padrão"><text:span text:style-name="T6">de conclusão de curso </text:span></text:span><text:span text:style-name="Fonte_20_parág._20_padrão"><text:span text:style-name="T10">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10">como pré-requisito para obtenção do grau de Bacharel em Sistema de Infromação, sob orientação da Professora Alana Morais.</text:span></text:span><text:span text:style-name="Fonte_20_parág._20_padrão"><text:span text:style-name="T2">.</text:span></text:span><office:annotation-end office:name="2"/><text:span text:style-name="Ref._20_de_20_comentário"><text:span text:style-name="T5"><office:annotation><dc:creator>Everson Teixeira</dc:creator><dc:date>2017-09-03T14:19:42</dc:date><loext:sender-initials>ET</loext:sender-initials><text:p text:style-name="P50"><text:span text:style-name="T18">Responder a Alana (31/08/2017, 11:25): </text:span></text:p><text:p><text:span text:style-name="T19">Atualizado !</text:span></text:p></office:annotation></text:span></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JOÃO PESSOA / PB</text:p>
      <text:p text:style-name="P1">2017</text:p>
      <text:p text:style-name="P12"><text:span text:style-name="T12">EVERSON TEIXEIR</text:span><text:span text:style-name="T13">A</text:span></text:p>
      <text:p text:style-name="P2"/>
      <text:p text:style-name="P2"/>
      <text:p text:style-name="P2"/>
      <text:p text:style-name="P19"><text:span text:style-name="T16">PGEBIC</text:span>: <text:span text:style-name="T16">plataforma de gerenciamento de estudos Bíblicos compartilhados</text:span></text:p>
      <text:p text:style-name="P2"/>
      <text:p text:style-name="P2"/>
      <text:p text:style-name="P2"/>
      <text:p text:style-name="P5"><office:annotation office:name="21"><dc:creator>Alana</dc:creator><dc:date>2017-08-31T11:25:00</dc:date><text:p>Atualizar</text:p></office:annotation><text:span text:style-name="Fonte_20_parág._20_padrão"><text:span text:style-name="T2">Trabalho </text:span></text:span><text:span text:style-name="Fonte_20_parág._20_padrão"><text:span text:style-name="T6">de conclusão de curso </text:span></text:span><text:span text:style-name="Fonte_20_parág._20_padrão"><text:span text:style-name="T10">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10">como pré-requisito para obtenção do grau de Bacharel em Sistema de Infromação, sob orientação da Professora Alana Morais.</text:span></text:span><text:span text:style-name="Fonte_20_parág._20_padrão"><text:span text:style-name="T2">.</text:span></text:span><office:annotation-end office:name="21"/><text:span text:style-name="Ref._20_de_20_comentário"><text:span text:style-name="T5"><office:annotation><dc:creator>Everson Teixeira</dc:creator><dc:date>2017-09-03T14:19:42</dc:date><loext:sender-initials>ET</loext:sender-initials><text:p text:style-name="P50"><text:span text:style-name="T18">Responder a Alana (31/08/2017, 11:25): </text:span></text:p><text:p><text:span text:style-name="T19">Atualizado !</text:span></text:p></office:annotation></text:span></text:span></text:p>
      <text:p text:style-name="P6"/>
      <text:p text:style-name="P7"/>
      <text:p text:style-name="P7"/>
      <text:p text:style-name="P7">Aprovado em______de______de________</text:p>
      <text:p text:style-name="P7"/>
      <text:p text:style-name="P7">BANCA EXAMINADORA</text:p>
      <text:p text:style-name="P7"/>
      <text:p text:style-name="P7"/>
      <text:p text:style-name="P7">___________________________________</text:p>
      <text:p text:style-name="P7">Prof. Alana Morais</text:p>
      <text:p text:style-name="P7"/>
      <text:p text:style-name="P7"/>
      <text:p text:style-name="P7">___________________________________</text:p>
      <text:p text:style-name="P7">Intituto de Ensino Superior da Paraíba</text:p>
      <text:p text:style-name="P7"/>
      <text:p text:style-name="P7"/>
      <text:p text:style-name="P7">___________________________________</text:p>
      <text:p text:style-name="P7">Intituto de Ensino Superior da Paraíba</text:p>
      <text:p text:style-name="P9">DEDICATÓRIA</text:p>
      <text:p text:style-name="P8"/>
      <text:p text:style-name="Text_20_body"/>
      <text:p text:style-name="Text_20_body"/>
      <text:p text:style-name="P9">AGRADECIMENTO</text:p>
      <text:p text:style-name="P33">RESUMO</text:p>
      <text:p text:style-name="P4"/>
      <text:p text:style-name="Text_20_body"><text:span text:style-name="Fonte_20_parág._20_padrão"><text:span text:style-name="T2">O sistema </text:span></text:span><text:span text:style-name="Fonte_20_parág._20_padrão"><text:span text:style-name="T11">PGEBIC</text:span></text:span><text:span text:style-name="Fonte_20_parág._20_padrão"><text:span text:style-name="T2">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7">mobile</text:span></text:span><text:span text:style-name="Fonte_20_parág._20_padrão"><text:span text:style-name="T2">, </text:span></text:span><text:span text:style-name="Fonte_20_parág._20_padrão"><text:span text:style-name="T7">desktop</text:span></text:span><text:span text:style-name="Fonte_20_parág._20_padrão"><text:span text:style-name="T2">, </text:span></text:span><text:span text:style-name="Fonte_20_parág._20_padrão"><text:span text:style-name="T7">web</text:span></text:span><text:span text:style-name="Fonte_20_parág._20_padrão"><text:span text:style-name="T2">, </text:span></text:span><text:span text:style-name="Fonte_20_parág._20_padrão"><text:span text:style-name="T7">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PALAVRAS-CHAVE: Bíblia; Compartilhamento; </text:span></text:span><office:annotation office:name="3"><dc:creator>Alana</dc:creator><dc:date>2017-08-31T11:43:00</dc:date><text:p>Conversar sobre palavras-chave</text:p></office:annotation><text:span text:style-name="Fonte_20_parág._20_padrão"><text:span text:style-name="T2">Disponibilidade</text:span></text:span><office:annotation-end office:name="3"/><text:span text:style-name="Fonte_20_parág._20_padrão"><text:span text:style-name="T2">; Interatividade; Mineração de Texto.</text:span></text:span></text:p>
      <text:p text:style-name="P9"><text:span text:style-name="Fonte_20_parág._20_padrão">ABSTRACT</text:span></text:p>
      <text:p text:style-name="Text_20_body"><text:span text:style-name="Fonte_20_parág._20_padrão"/></text:p>
      <text:p text:style-name="P9"><text:span text:style-name="Fonte_20_parág._20_padrão">LISTA DE ILUSTRAÇÕES</text:span></text:p>
      <text:p text:style-name="Text_20_body"><text:span text:style-name="Fonte_20_parág._20_padrão"/></text:p>
      <text:p text:style-name="P9"><text:span text:style-name="Fonte_20_parág._20_padrão">LISTA DE SIGLAS</text:span></text:p>
      <text:p text:style-name="Text_20_body"><text:span text:style-name="Fonte_20_parág._20_padrão"/></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47">REST</text:p>
          </table:table-cell>
          <table:table-cell table:style-name="Tabela_5f_de_5f_siglas.A1" office:value-type="string">
            <text:p text:style-name="P47">Transferência de Estado Representacional</text:p>
          </table:table-cell>
        </table:table-row>
        <table:table-row table:style-name="Tabela_5f_de_5f_siglas.1">
          <table:table-cell table:style-name="Tabela_5f_de_5f_siglas.A1" office:value-type="string">
            <text:p text:style-name="P47">MVC</text:p>
          </table:table-cell>
          <table:table-cell table:style-name="Tabela_5f_de_5f_siglas.A1" office:value-type="string">
            <text:p text:style-name="P47">Model View Controller </text:p>
          </table:table-cell>
        </table:table-row>
        <table:table-row table:style-name="Tabela_5f_de_5f_siglas.1">
          <table:table-cell table:style-name="Tabela_5f_de_5f_siglas.A1" office:value-type="string">
            <text:p text:style-name="P47">HTML</text:p>
          </table:table-cell>
          <table:table-cell table:style-name="Tabela_5f_de_5f_siglas.A1" office:value-type="string">
            <text:p text:style-name="P47">Hyper Text Markup Languagem</text:p>
          </table:table-cell>
        </table:table-row>
        <table:table-row table:style-name="Tabela_5f_de_5f_siglas.1">
          <table:table-cell table:style-name="Tabela_5f_de_5f_siglas.A1" office:value-type="string">
            <text:p text:style-name="P47">XML</text:p>
          </table:table-cell>
          <table:table-cell table:style-name="Tabela_5f_de_5f_siglas.A1" office:value-type="string">
            <text:p text:style-name="P47">eXtensible Markup Languagem</text:p>
          </table:table-cell>
        </table:table-row>
        <table:table-row table:style-name="Tabela_5f_de_5f_siglas.1">
          <table:table-cell table:style-name="Tabela_5f_de_5f_siglas.A1" office:value-type="string">
            <text:p text:style-name="P47">HTTP</text:p>
          </table:table-cell>
          <table:table-cell table:style-name="Tabela_5f_de_5f_siglas.A1" office:value-type="string">
            <text:p text:style-name="P47">Protocolo de Transferência de Hipertexto</text:p>
          </table:table-cell>
        </table:table-row>
        <table:table-row table:style-name="Tabela_5f_de_5f_siglas.1">
          <table:table-cell table:style-name="Tabela_5f_de_5f_siglas.A1" office:value-type="string">
            <text:p text:style-name="P47">JSON</text:p>
          </table:table-cell>
          <table:table-cell table:style-name="Tabela_5f_de_5f_siglas.A1" office:value-type="string">
            <text:p text:style-name="P47">JavaScript Object Notation</text:p>
          </table:table-cell>
        </table:table-row>
        <table:table-row table:style-name="Tabela_5f_de_5f_siglas.1">
          <table:table-cell table:style-name="Tabela_5f_de_5f_siglas.A1" office:value-type="string">
            <text:p text:style-name="P47">SGBD</text:p>
          </table:table-cell>
          <table:table-cell table:style-name="Tabela_5f_de_5f_siglas.A1" office:value-type="string">
            <text:p text:style-name="P47">Sistema de Gerenciamento de Banco de Dados</text:p>
          </table:table-cell>
        </table:table-row>
        <table:table-row table:style-name="Tabela_5f_de_5f_siglas.1">
          <table:table-cell table:style-name="Tabela_5f_de_5f_siglas.A1" office:value-type="string">
            <text:p text:style-name="P47">UML</text:p>
          </table:table-cell>
          <table:table-cell table:style-name="Tabela_5f_de_5f_siglas.A1" office:value-type="string">
            <text:p text:style-name="P47">Inified Modeling Languagem</text:p>
          </table:table-cell>
        </table:table-row>
        <table:table-row table:style-name="Tabela_5f_de_5f_siglas.1">
          <table:table-cell table:style-name="Tabela_5f_de_5f_siglas.A1" office:value-type="string">
            <text:p text:style-name="P48">SDK</text:p>
          </table:table-cell>
          <table:table-cell table:style-name="Tabela_5f_de_5f_siglas.A1" office:value-type="string">
            <text:p text:style-name="P48">Software Development Kit</text:p>
          </table:table-cell>
        </table:table-row>
        <table:table-row table:style-name="Tabela_5f_de_5f_siglas.1">
          <table:table-cell table:style-name="Tabela_5f_de_5f_siglas.A1" office:value-type="string">
            <text:p text:style-name="P48">API</text:p>
          </table:table-cell>
          <table:table-cell table:style-name="Tabela_5f_de_5f_siglas.A1" office:value-type="string">
            <text:p text:style-name="P48">Application Programming Interface</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Estilo_20_padrão"/>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style-name="Estilo_20_padrão"/>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4">SUMÁRIO</text:p>
          </text:index-title>
          <text:p text:style-name="P45"><text:a xlink:type="simple" xlink:href="#__RefHeading___Toc1199_1629433696" text:style-name="Index_20_Link" text:visited-style-name="Index_20_Link">1 <text:s text:c="3"/></text:a><text:a xlink:type="simple" xlink:href="#__RefHeading___Toc1199_1629433696" text:style-name="Index_20_Link" text:visited-style-name="Index_20_Link"><text:span text:style-name="Source_20_Text">INTRODUÇÃO</text:span></text:a><text:a xlink:type="simple" xlink:href="#__RefHeading___Toc1199_1629433696" text:style-name="Index_20_Link" text:visited-style-name="Index_20_Link"><text:tab/>11</text:a></text:p>
          <text:p text:style-name="P46"><text:a xlink:type="simple" xlink:href="#__RefHeading___Toc1420_1045740432" text:style-name="Index_20_Link" text:visited-style-name="Index_20_Link">1.1 <text:s text:c="3"/>OBJETIVO GERAL<text:tab/>12</text:a></text:p>
          <text:p text:style-name="P46"><text:a xlink:type="simple" xlink:href="#__RefHeading___Toc861_229837395" text:style-name="Index_20_Link" text:visited-style-name="Index_20_Link">1.2 <text:s text:c="3"/>OBJETIVO ESPECÍFICO<text:tab/>12</text:a></text:p>
          <text:p text:style-name="P45"><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A BÍBLIA</text:span></text:a><text:a xlink:type="simple" xlink:href="#__RefHeading___Toc2147_1549239723" text:style-name="Index_20_Link" text:visited-style-name="Index_20_Link"><text:tab/>13</text:a></text:p>
          <text:p text:style-name="P46"><text:a xlink:type="simple" xlink:href="#__RefHeading___Toc2149_1549239723" text:style-name="Index_20_Link" text:visited-style-name="Index_20_Link">2.1 <text:s text:c="3"/>HISTÓRIA DO ANTIGO TESTAMENTO<text:tab/>13</text:a></text:p>
          <text:p text:style-name="P46"><text:a xlink:type="simple" xlink:href="#__RefHeading___Toc2151_1549239723" text:style-name="Index_20_Link" text:visited-style-name="Index_20_Link">2.2 <text:s text:c="3"/>HISTÓRIA DO NOVO TESTAMENTO<text:tab/>13</text:a></text:p>
          <text:p text:style-name="P46"><text:a xlink:type="simple" xlink:href="#__RefHeading___Toc2153_1549239723" text:style-name="Index_20_Link" text:visited-style-name="Index_20_Link">2.3 <text:s text:c="3"/>A BÍBLIA NA IDADE MÉDIA<text:tab/>13</text:a></text:p>
          <text:p text:style-name="P46"><text:a xlink:type="simple" xlink:href="#__RefHeading___Toc2155_1549239723" text:style-name="Index_20_Link" text:visited-style-name="Index_20_Link">2.4 <text:s text:c="3"/>A BÍBLIA NOS DIA DE HOJE<text:tab/>13</text:a></text:p>
          <text:p text:style-name="P46"><text:a xlink:type="simple" xlink:href="#__RefHeading___Toc2157_1549239723" text:style-name="Index_20_Link" text:visited-style-name="Index_20_Link">2.5 <text:s text:c="3"/>TRADUÇÕES<text:tab/>13</text:a></text:p>
          <text:p text:style-name="P45"><text:a xlink:type="simple" xlink:href="#__RefHeading___Toc2159_1549239723" text:style-name="Index_20_Link" text:visited-style-name="Index_20_Link">3 <text:s text:c="3"/></text:a><text:a xlink:type="simple" xlink:href="#__RefHeading___Toc2159_1549239723" text:style-name="Index_20_Link" text:visited-style-name="Index_20_Link"><text:span text:style-name="Source_20_Text">TEOLOGIA</text:span></text:a><text:a xlink:type="simple" xlink:href="#__RefHeading___Toc2159_1549239723" text:style-name="Index_20_Link" text:visited-style-name="Index_20_Link"><text:tab/>14</text:a></text:p>
          <text:p text:style-name="P46"><text:a xlink:type="simple" xlink:href="#__RefHeading___Toc2161_1549239723" text:style-name="Index_20_Link" text:visited-style-name="Index_20_Link">3.1 <text:s text:c="3"/>HOMILÉTICA<text:tab/>14</text:a></text:p>
          <text:p text:style-name="P46"><text:a xlink:type="simple" xlink:href="#__RefHeading___Toc2163_1549239723" text:style-name="Index_20_Link" text:visited-style-name="Index_20_Link">3.2 <text:s text:c="3"/>ESCATOLOGIA<text:tab/>14</text:a></text:p>
          <text:p text:style-name="P46"><text:a xlink:type="simple" xlink:href="#__RefHeading___Toc2165_1549239723" text:style-name="Index_20_Link" text:visited-style-name="Index_20_Link">3.3 <text:s text:c="3"/>HERMENÊUTICA<text:tab/>14</text:a></text:p>
          <text:p text:style-name="P45"><text:a xlink:type="simple" xlink:href="#__RefHeading___Toc2388_1549239723" text:style-name="Index_20_Link" text:visited-style-name="Index_20_Link">4 <text:s text:c="3"/></text:a><text:a xlink:type="simple" xlink:href="#__RefHeading___Toc2388_1549239723" text:style-name="Index_20_Link" text:visited-style-name="Index_20_Link"><text:span text:style-name="Source_20_Text">A IMPORTÂNCIA DOS ESTUDO BÍBLICOS</text:span></text:a><text:a xlink:type="simple" xlink:href="#__RefHeading___Toc2388_1549239723" text:style-name="Index_20_Link" text:visited-style-name="Index_20_Link"><text:tab/>15</text:a></text:p>
          <text:p text:style-name="P45"><text:a xlink:type="simple" xlink:href="#__RefHeading___Toc1207_1629433696" text:style-name="Index_20_Link" text:visited-style-name="Index_20_Link">5 <text:s text:c="3"/></text:a><text:a xlink:type="simple" xlink:href="#__RefHeading___Toc1207_1629433696" text:style-name="Index_20_Link" text:visited-style-name="Index_20_Link"><text:span text:style-name="Source_20_Text">O PGEBIC</text:span></text:a><text:a xlink:type="simple" xlink:href="#__RefHeading___Toc1207_1629433696" text:style-name="Index_20_Link" text:visited-style-name="Index_20_Link"><text:tab/>16</text:a></text:p>
          <text:p text:style-name="P45"><text:a xlink:type="simple" xlink:href="#__RefHeading___Toc1883_1549239723" text:style-name="Index_20_Link" text:visited-style-name="Index_20_Link">6 <text:s text:c="3"/></text:a><text:a xlink:type="simple" xlink:href="#__RefHeading___Toc1883_1549239723" text:style-name="Index_20_Link" text:visited-style-name="Index_20_Link"><text:span text:style-name="Source_20_Text">TECNOLOGIAS</text:span></text:a><text:a xlink:type="simple" xlink:href="#__RefHeading___Toc1883_1549239723" text:style-name="Index_20_Link" text:visited-style-name="Index_20_Link"><text:tab/>17</text:a></text:p>
          <text:p text:style-name="P46"><text:a xlink:type="simple" xlink:href="#__RefHeading___Toc1885_1549239723" text:style-name="Index_20_Link" text:visited-style-name="Index_20_Link">6.1 <text:s text:c="3"/>PHP<text:tab/>17</text:a></text:p>
          <text:p text:style-name="P46"><text:a xlink:type="simple" xlink:href="#__RefHeading___Toc1887_1549239723" text:style-name="Index_20_Link" text:visited-style-name="Index_20_Link">6.2 <text:s text:c="3"/>JAVASCRIPT<text:tab/>17</text:a></text:p>
          <text:p text:style-name="P46"><text:a xlink:type="simple" xlink:href="#__RefHeading___Toc1889_1549239723" text:style-name="Index_20_Link" text:visited-style-name="Index_20_Link">6.3 <text:s text:c="3"/>MYSQL<text:tab/>17</text:a></text:p>
          <text:p text:style-name="P46"><text:a xlink:type="simple" xlink:href="#__RefHeading___Toc1891_1549239723" text:style-name="Index_20_Link" text:visited-style-name="Index_20_Link">6.4 <text:s text:c="3"/>CSS<text:tab/>17</text:a></text:p>
          <text:p text:style-name="P46"><text:a xlink:type="simple" xlink:href="#__RefHeading___Toc1893_1549239723" text:style-name="Index_20_Link" text:visited-style-name="Index_20_Link">6.5 <text:s text:c="3"/>TWITTER BOOTSTRAP<text:tab/>17</text:a></text:p>
          <text:p text:style-name="P46"><text:a xlink:type="simple" xlink:href="#__RefHeading___Toc1895_1549239723" text:style-name="Index_20_Link" text:visited-style-name="Index_20_Link">6.6 <text:s text:c="3"/>CODEIGNITER<text:tab/>17</text:a></text:p>
          <text:p text:style-name="P46"><text:a xlink:type="simple" xlink:href="#__RefHeading___Toc1897_1549239723" text:style-name="Index_20_Link" text:visited-style-name="Index_20_Link">6.7 <text:s text:c="3"/>GIT<text:tab/>17</text:a></text:p>
          <text:p text:style-name="P46"><text:a xlink:type="simple" xlink:href="#__RefHeading___Toc1899_1549239723" text:style-name="Index_20_Link" text:visited-style-name="Index_20_Link">6.8 <text:s text:c="3"/>AUTH 2.0<text:tab/>17</text:a></text:p>
          <text:p text:style-name="P45"><text:a xlink:type="simple" xlink:href="#__RefHeading___Toc1901_1549239723" text:style-name="Index_20_Link" text:visited-style-name="Index_20_Link">7 <text:s text:c="3"/></text:a><text:a xlink:type="simple" xlink:href="#__RefHeading___Toc1901_1549239723" text:style-name="Index_20_Link" text:visited-style-name="Index_20_Link"><text:span text:style-name="Source_20_Text">DIAGRAMA DE CASO DE USO</text:span></text:a><text:a xlink:type="simple" xlink:href="#__RefHeading___Toc1901_1549239723" text:style-name="Index_20_Link" text:visited-style-name="Index_20_Link"><text:tab/>18</text:a></text:p>
          <text:p text:style-name="P45"><text:a xlink:type="simple" xlink:href="#__RefHeading___Toc1903_1549239723" text:style-name="Index_20_Link" text:visited-style-name="Index_20_Link">8 <text:s text:c="3"/></text:a><text:a xlink:type="simple" xlink:href="#__RefHeading___Toc1903_1549239723" text:style-name="Index_20_Link" text:visited-style-name="Index_20_Link"><text:span text:style-name="Source_20_Text">DIAGRAMA DE CLASSES</text:span></text:a><text:a xlink:type="simple" xlink:href="#__RefHeading___Toc1903_1549239723" text:style-name="Index_20_Link" text:visited-style-name="Index_20_Link"><text:tab/>19</text:a></text:p>
          <text:p text:style-name="P45"><text:a xlink:type="simple" xlink:href="#__RefHeading___Toc1905_1549239723" text:style-name="Index_20_Link" text:visited-style-name="Index_20_Link">9 <text:s text:c="3"/></text:a><text:a xlink:type="simple" xlink:href="#__RefHeading___Toc1905_1549239723" text:style-name="Index_20_Link" text:visited-style-name="Index_20_Link"><text:span text:style-name="Source_20_Text">FUNCIONALIDADES</text:span></text:a><text:a xlink:type="simple" xlink:href="#__RefHeading___Toc1905_1549239723" text:style-name="Index_20_Link" text:visited-style-name="Index_20_Link"><text:tab/>20</text:a></text:p>
          <text:p text:style-name="P46"><text:a xlink:type="simple" xlink:href="#__RefHeading___Toc1907_1549239723" text:style-name="Index_20_Link" text:visited-style-name="Index_20_Link">9.1 <text:s text:c="3"/>AUTENTICAÇÃO COM FACEBOOK<text:tab/>20</text:a></text:p>
          <text:p text:style-name="P46"><text:a xlink:type="simple" xlink:href="#__RefHeading___Toc1909_1549239723" text:style-name="Index_20_Link" text:visited-style-name="Index_20_Link">9.2 <text:s text:c="3"/>AUTENTICAÇÃO COM GOOGLE<text:tab/>20</text:a></text:p>
          <text:p text:style-name="P46"><text:a xlink:type="simple" xlink:href="#__RefHeading___Toc1911_1549239723" text:style-name="Index_20_Link" text:visited-style-name="Index_20_Link">9.3 <text:s text:c="3"/>AUTENTICAÇÃO PADRAO<text:tab/>20</text:a></text:p>
          <text:p text:style-name="P46"><text:a xlink:type="simple" xlink:href="#__RefHeading___Toc1913_1549239723" text:style-name="Index_20_Link" text:visited-style-name="Index_20_Link">9.4 <text:s text:c="3"/>LISTA DE ESTUDOS<text:tab/>20</text:a></text:p>
          <text:p text:style-name="P46"><text:a xlink:type="simple" xlink:href="#__RefHeading___Toc1915_1549239723" text:style-name="Index_20_Link" text:visited-style-name="Index_20_Link">9.5 <text:s text:c="3"/>LISTA DE VERSÍCULOS GRIFADOS<text:tab/>20</text:a></text:p>
          <text:p text:style-name="P45"><text:a xlink:type="simple" xlink:href="#__RefHeading___Toc1917_1549239723" text:style-name="Index_20_Link" text:visited-style-name="Index_20_Link">10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21</text:a></text:p>
          <text:p text:style-name="P45"><text:a xlink:type="simple" xlink:href="#__RefHeading___Toc1211_1629433696" text:style-name="Index_20_Link" text:visited-style-name="Index_20_Link">11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22</text:a></text:p>
        </text:index-body>
      </text:table-of-content>
      <text:p text:style-name="P13"/>
      <text:list xml:id="list4059160318845839404" text:style-name="Outline">
        <text:list-item>
          <text:h text:style-name="P43" text:outline-level="1"><text:bookmark-start text:name="__RefHeading___Toc1199_1629433696"/>INTRODUÇÃO<text:bookmark-end text:name="__RefHeading___Toc1199_1629433696"/></text:h>
        </text:list-item>
      </text:list>
      <text:p text:style-name="Text_20_body"/>
      <text:p text:style-name="Text_20_body">-Apresente a números sobre cursos de teologia ou comente sobre a expansão dos estudos bíblicos no Brasil e no mundo (se possível usar dados)</text:p>
      <text:p text:style-name="Text_20_body">- Comente da dificuldade em utilizar aplicativos que grife e correlacione textos bíblicos como foi comentado no resumo.</text:p>
      <text:p text:style-name="Text_20_body">- Como o trabalho vai ajudar neste cenário?</text:p>
      <text:p text:style-name="Text_20_body">- Apresente os resultados obtidos de forma resumida.</text:p>
      <text:p text:style-name="Text_20_body">- A seção dos objetivos deve aparecer nesta seção </text:p>
      <text:p text:style-name="Text_20_body">- Crie uma subseção para mostrar como ficará organizado o seu documento.</text:p>
      <text:p text:style-name="Text_20_body"/>
      <text:p text:style-name="Text_20_body">O presente trabalho teve como proposta .…</text:p>
      <text:p text:style-name="Text_20_body"/>
      <text:p text:style-name="Text_20_body"/>
      <text:p text:style-name="Text_20_body"><office:annotation office:name="4"><dc:creator>Alana</dc:creator><dc:date>2017-08-31T11:43:00</dc:date><text:p>Usar sempre a terceira pessoa do singular e plural.<text:line-break/></text:p><text:p>Os verbos no passado, pois quando o documento for lido as análises e a escrita já terá sido finalizada.</text:p></office:annotation><text:span text:style-name="Fonte_20_parág._20_padrão"><text:span text:style-name="T2">Temos </text:span></text:span><office:annotation-end office:name="4"/><text:span text:style-name="Fonte_20_parág._20_padrão"><text:span text:style-name="T2">como proposta o desenvolvimento de um aplicativo web, focando na disponibilidade do serviço independente do sistema operacional, permitindo ao usuário utilizá-lo em sua totalidade de qualquer lugar e em qualquer dispositivo desde que tenha acesso a internet. No processo de desenvolvimento f</text:span></text:span><text:span text:style-name="Fonte_20_parág._20_padrão"><text:span text:style-name="T9">aremos</text:span></text:span><text:span text:style-name="Fonte_20_parág._20_padrão"><text:span text:style-name="T2"> uso das linguagens </text:span></text:span><office:annotation office:name="5"><dc:creator>Alana</dc:creator><dc:date>2017-08-31T11:52:00</dc:date><text:p>Notas de rodapé para os sites oficiais de tais tecnologias.</text:p><text:p/><text:p>No desenvolvimento vc deve justificar a escolha destas tecnologias no seu desenvolvimento</text:p></office:annotation><text:span text:style-name="Fonte_20_parág._20_padrão"><text:span text:style-name="T2">PHP</text:span></text:span><office:annotation-end office:name="5"/><text:span text:style-name="Fonte_20_parág._20_padrão"><text:span text:style-name="T2">, <text:s/>Html, JavaScript e o banco de dados MySQL, como base do núcleo para as regras de negócios usaremos o </text:span></text:span><office:annotation office:name="6"><dc:creator>Alana</dc:creator><dc:date>2017-08-31T11:51:00</dc:date><text:p>Palavras de outra língua devem aparecer em itálico.</text:p></office:annotation><text:span text:style-name="Fonte_20_parág._20_padrão"><text:span text:style-name="T2">framework </text:span></text:span><office:annotation-end office:name="6"/><text:span text:style-name="Fonte_20_parág._20_padrão"><text:span text:style-name="T2">PHP CodeIgniter, e para armazenamento das informações será usado o servidor de banco de dados <text:s/>MySQL. Desta forma teremos o custo reduzido devido ao uso de ferramentas e serviços gratuitos</text:span></text:span></text:p>
      <text:p text:style-name="Text_20_body"><text:span text:style-name="Fonte_20_parág._20_padrão"/></text:p>
      <text:p text:style-name="Text_20_body"><office:annotation office:name="10"><dc:creator>Alana</dc:creator><dc:date>2017-08-31T11:56:00</dc:date><text:p>Confusa esta sentença</text:p><text:p>Reescreva ela</text:p></office:annotation><text:span text:style-name="Fonte_20_parág._20_padrão">Existe hoje centenas de milhares de leitores da Bíblia com os perfis mais variados possíveis daqueles que a fé como leitura diária até aos que desenvolvem teorias e pensamentos, </text:span><office:annotation-end office:name="10"/><text:span text:style-name="Fonte_20_parág._20_padrão">seja o motivo a fé ou razão, usando um site, um livro, um aplicativo para celular ou um programa de computador, por alguma razão muitos a leem, mas </text:span><text:soft-page-break/><text:span text:style-name="Fonte_20_parág._20_padrão">com essa diversidade de público existe algo em comum entre eles e as tecnologias disponíveis não atendem de forma única e abrangente a todas elas. Baseando nas versões disponíveis da Bíblia hoje, podemos fazer s seguinte pergunta: por que alguém usaria este aplicativo web da Bíblia ? Quais as vantagens que teriam ?</text:span></text:p>
      <text:p text:style-name="Text_20_body"><text:span text:style-name="Fonte_20_parág._20_padrão"/></text:p>
      <text:p text:style-name="P11"><text:span text:style-name="Fonte_20_parág._20_padrão">Com toda a diversidade de versões da Bíblia e os mais variados perfis de usuários, a Bíblia Social busca disponibilizar em um único lugar a maior quantidade possível de ferramentas que venha a auxiliar os usuários na busca pelo conhecimento, o sistema funcionará basicamente da seguinte forma, os usuários da Bíblia Social criará uma conta na rede, e isso lhes darão varias vantagens na utilização do serviço, podendo vincular suas contas as redes sociais existentes no mercado, compartilhar suas leituras, grifar seus textos favoritos, comparar trechos de traduções diferentes, <text:s/>inserir seus próprios comentários nos versículos e criar temas de pesquisas, tudo isso baseado em um serviço web focado na disponibilidade.</text:span></text:p>
      <text:list xml:id="list230802029187409" text:continue-numbering="true" text:style-name="Outline">
        <text:list-item>
          <text:list>
            <text:list-item>
              <text:h text:style-name="P35" text:outline-level="2"><text:bookmark-start text:name="__RefHeading___Toc1420_1045740432"/>OBJETIVO GERAL<text:bookmark-end text:name="__RefHeading___Toc1420_1045740432"/></text:h>
            </text:list-item>
          </text:list>
        </text:list-item>
      </text:list>
      <text:p text:style-name="Text_20_body"/>
      <text:p text:style-name="Text_20_body">Disponibilizar aos usuários uma ferramenta que os auxilie no desenvolvimento de pesquisas e compartilhamento dos seus conhecimentos sobre os estudos de textos bíblicos.</text:p>
      <text:p text:style-name="Text_20_body"/>
      <text:list xml:id="list230801868691091" text:continue-numbering="true" text:style-name="Outline">
        <text:list-item>
          <text:list>
            <text:list-item>
              <text:h text:style-name="P36" text:outline-level="2"><text:bookmark-start text:name="__RefHeading___Toc861_229837395"/><text:span text:style-name="Fonte_20_parág._20_padrão"><text:span text:style-name="T2">OBJETIVO </text:span></text:span><office:annotation office:name="7"><dc:creator>Alana</dc:creator><dc:date>2017-08-31T11:54:00</dc:date><text:p>Pense nos objetivos específicos como subtarefas para alcançar o objetivo geral.</text:p></office:annotation><text:span text:style-name="Fonte_20_parág._20_padrão"><text:span text:style-name="T2">ESPECÍFICO</text:span></text:span><office:annotation-end office:name="7"/><text:bookmark-end text:name="__RefHeading___Toc861_229837395"/></text:h>
            </text:list-item>
          </text:list>
        </text:list-item>
      </text:list>
      <text:list xml:id="list8634819314070598639" text:style-name="L1">
        <text:list-header>
          <text:p text:style-name="P24"><text:span text:style-name="Fonte_20_parág._20_padrão"><text:span text:style-name="T2"/></text:span></text:p>
        </text:list-header>
        <text:list-item>
          <text:p text:style-name="P24"><text:span text:style-name="Fonte_20_parág._20_padrão"><text:span text:style-name="T2">Investigas e procurar ferramentas que auxilie estudantes, pesquisadores e qualquer pessoa que se interesse pelo assunto na literatura e no mercado de </text:span></text:span><text:span text:style-name="Fonte_20_parág._20_padrão"><text:span text:style-name="T7">software</text:span></text:span><text:span text:style-name="Fonte_20_parág._20_padrão"><text:span text:style-name="T2">.</text:span></text:span></text:p>
        </text:list-item>
        <text:list-item>
          <text:p text:style-name="P24"/>
        </text:list-item>
        <text:list-item>
          <text:p text:style-name="P24"><office:annotation office:name="8"><dc:creator>Alana</dc:creator><dc:date>2017-08-31T11:54:00</dc:date><text:p>Não é objetivo especifico</text:p></office:annotation>Proporcionando a interatividade entre usuários e agregar valores a comunidade teológica.</text:p>
        </text:list-item>
        <text:list-item>
          <text:p text:style-name="P24"><text:span text:style-name="Fonte_20_parág._20_padrão"><text:span text:style-name="T2">Centralizar e disponibilizar conteúdos relacionados ao assunto.</text:span></text:span><office:annotation-end office:name="8"/></text:p>
        </text:list-item>
      </text:list>
      <text:list xml:id="list230802201915900" text:continue-list="list230801868691091" text:style-name="Outline">
        <text:list-item>
          <text:h text:style-name="Heading_20_1" text:outline-level="1"><text:bookmark-start text:name="__RefHeading___Toc2147_1549239723"/><text:soft-page-break/><text:span text:style-name="T15">A </text:span>BÍBLIA<text:bookmark-end text:name="__RefHeading___Toc2147_1549239723"/></text:h>
          <text:list>
            <text:list-item>
              <text:h text:style-name="Heading_20_2" text:outline-level="2"><text:bookmark-start text:name="__RefHeading___Toc2149_1549239723"/>HISTÓRIA DO ANTIGO TESTAMENTO<text:bookmark-end text:name="__RefHeading___Toc2149_1549239723"/></text:h>
            </text:list-item>
            <text:list-item>
              <text:h text:style-name="Heading_20_2" text:outline-level="2"><text:bookmark-start text:name="__RefHeading___Toc2151_1549239723"/>HISTÓRIA DO NOVO TESTAMENTO<text:bookmark-end text:name="__RefHeading___Toc2151_1549239723"/></text:h>
            </text:list-item>
            <text:list-item>
              <text:h text:style-name="Heading_20_2" text:outline-level="2"><text:bookmark-start text:name="__RefHeading___Toc2153_1549239723"/>A BÍBLIA NA IDADE MÉDIA<text:bookmark-end text:name="__RefHeading___Toc2153_1549239723"/></text:h>
            </text:list-item>
            <text:list-item>
              <text:h text:style-name="Heading_20_2" text:outline-level="2"><text:bookmark-start text:name="__RefHeading___Toc2155_1549239723"/>A BÍBLIA NOS DIA DE HOJE<text:bookmark-end text:name="__RefHeading___Toc2155_1549239723"/></text:h>
            </text:list-item>
            <text:list-item>
              <text:h text:style-name="Heading_20_2" text:outline-level="2"><text:bookmark-start text:name="__RefHeading___Toc2157_1549239723"/>TRADUÇÕES <text:bookmark-end text:name="__RefHeading___Toc2157_1549239723"/></text:h>
            </text:list-item>
          </text:list>
        </text:list-item>
      </text:list>
      <text:h text:style-name="P30" text:outline-level="1"/>
      <text:h text:style-name="P30" text:outline-level="1"/>
      <text:list xml:id="list230801824612422" text:continue-numbering="true" text:style-name="Outline">
        <text:list-item>
          <text:h text:style-name="P38" text:outline-level="1"><text:bookmark-start text:name="__RefHeading___Toc2159_1549239723"/>TEOLOGIA <text:bookmark-end text:name="__RefHeading___Toc2159_1549239723"/></text:h>
          <text:list>
            <text:list-item>
              <text:h text:style-name="Heading_20_2" text:outline-level="2"><text:bookmark-start text:name="__RefHeading___Toc2161_1549239723"/>HOMILÉTICA<text:bookmark-end text:name="__RefHeading___Toc2161_1549239723"/></text:h>
            </text:list-item>
            <text:list-item>
              <text:h text:style-name="Heading_20_2" text:outline-level="2"><text:bookmark-start text:name="__RefHeading___Toc2163_1549239723"/>ESCATOLOGIA<text:bookmark-end text:name="__RefHeading___Toc2163_1549239723"/></text:h>
            </text:list-item>
            <text:list-item>
              <text:h text:style-name="Heading_20_2" text:outline-level="2"><text:bookmark-start text:name="__RefHeading___Toc2165_1549239723"/>HERMENÊUTICA<text:bookmark-end text:name="__RefHeading___Toc2165_1549239723"/></text:h>
            </text:list-item>
          </text:list>
        </text:list-item>
      </text:list>
      <text:h text:style-name="P31" text:outline-level="1"/>
      <text:h text:style-name="P31" text:outline-level="1"/>
      <text:list xml:id="list230802392036755" text:continue-numbering="true" text:style-name="Outline">
        <text:list-item>
          <text:h text:style-name="P38" text:outline-level="1"><text:bookmark-start text:name="__RefHeading___Toc2388_1549239723"/>A IMPORTÂNCIA DOS ESTUDO BÍBLICOS<text:bookmark-end text:name="__RefHeading___Toc2388_1549239723"/></text:h>
        </text:list-item>
      </text:list>
      <text:p text:style-name="Text_20_body"/>
      <text:list xml:id="list230802123330746" text:continue-numbering="true" text:style-name="Outline">
        <text:list-item>
          <text:h text:style-name="P41" text:outline-level="1"><text:bookmark-start text:name="__RefHeading___Toc1207_1629433696"/>O <text:span text:style-name="T17">PGEBIC</text:span><text:bookmark-end text:name="__RefHeading___Toc1207_1629433696"/></text:h>
        </text:list-item>
      </text:list>
      <text:p text:style-name="Text_20_body"/>
      <text:p text:style-name="Text_20_body"><office:annotation office:name="13"><dc:creator>Alana</dc:creator><dc:date>2017-08-31T11:57:00</dc:date><text:p>No momento da leitura do seu TCC isto já terá sido feito. Verbos no passado.</text:p></office:annotation><text:span text:style-name="Fonte_20_parág._20_padrão"><text:span text:style-name="T2">Será </text:span></text:span><office:annotation-end office:name="13"/><text:span text:style-name="Fonte_20_parág._20_padrão"><text:span text:style-name="T2">realizado entrevistas com pessoas que tenha um perfil em potencial ser um usuário avançado do sistema e que sejam especialistas nos assuntos de desenvolvimentos de estudos, sermões e esboços bíblicos, objetivando a análise de pré requisitos para elaboração da estrutura do sistema visando um melhor planejamento do projeto. Na criação do sistema faremos uso de ferramentas gratuitas para diminuir custos no projeto, para desenvolver o núcleo do sistema utilizaremos o Framework CodeIgniter escrito em PHP visando um melhor custo benefício no que diz respeito a disponibilidade do sistema, como banco de dados para armazenamento das informações que serão geradas pela comunidade de usuário, escolhemos o Mysql Server, por também ser uma ferramenta gratuita e apresentar um grande nível de integração com o PHP e um bom gerenciamento de memória e para a criação do design das telas, que será a interface por onde os usuários irão interagir com o sistema, escolhemos o Framework Bootstrap.</text:span></text:span></text:p>
      <text:p text:style-name="P28"/>
      <text:p text:style-name="Text_20_body"/>
      <text:list xml:id="list230801627501300" text:continue-numbering="true" text:style-name="Outline">
        <text:list-item>
          <text:h text:style-name="P38" text:outline-level="1">MINERAÇÃO DE TEXTO</text:h>
        </text:list-item>
      </text:list>
      <text:p text:style-name="P32">DESCOBERTA DE CONHECIMENTO</text:p>
      <text:list xml:id="list230802490207676" text:continue-numbering="true" text:style-name="Outline">
        <text:list-item>
          <text:h text:style-name="P42" text:outline-level="1"><text:bookmark-start text:name="__RefHeading___Toc1883_1549239723"/>TECNOLOGIAS <text:bookmark-end text:name="__RefHeading___Toc1883_1549239723"/></text:h>
          <text:list>
            <text:list-item>
              <text:h text:style-name="Heading_20_2" text:outline-level="2"><text:bookmark-start text:name="__RefHeading___Toc1885_1549239723"/>PHP<text:bookmark-end text:name="__RefHeading___Toc1885_1549239723"/></text:h>
            </text:list-item>
            <text:list-item>
              <text:h text:style-name="Heading_20_2" text:outline-level="2"><text:bookmark-start text:name="__RefHeading___Toc1887_1549239723"/>JAVASCRIPT <text:bookmark-end text:name="__RefHeading___Toc1887_1549239723"/></text:h>
            </text:list-item>
            <text:list-item>
              <text:h text:style-name="Heading_20_2" text:outline-level="2"><text:bookmark-start text:name="__RefHeading___Toc1889_1549239723"/>MYSQL<text:bookmark-end text:name="__RefHeading___Toc1889_1549239723"/></text:h>
            </text:list-item>
            <text:list-item>
              <text:h text:style-name="Heading_20_2" text:outline-level="2"><text:bookmark-start text:name="__RefHeading___Toc1891_1549239723"/>CSS<text:bookmark-end text:name="__RefHeading___Toc1891_1549239723"/></text:h>
            </text:list-item>
            <text:list-item>
              <text:h text:style-name="Heading_20_2" text:outline-level="2"><text:bookmark-start text:name="__RefHeading___Toc1893_1549239723"/>TWITTER BOOTSTRAP<text:bookmark-end text:name="__RefHeading___Toc1893_1549239723"/></text:h>
            </text:list-item>
            <text:list-item>
              <text:h text:style-name="Heading_20_2" text:outline-level="2"><text:bookmark-start text:name="__RefHeading___Toc1895_1549239723"/>CODEIGNITER <text:bookmark-end text:name="__RefHeading___Toc1895_1549239723"/></text:h>
            </text:list-item>
            <text:list-item>
              <text:h text:style-name="Heading_20_2" text:outline-level="2"><text:bookmark-start text:name="__RefHeading___Toc1897_1549239723"/>GIT<text:bookmark-end text:name="__RefHeading___Toc1897_1549239723"/></text:h>
            </text:list-item>
            <text:list-item>
              <text:h text:style-name="Heading_20_2" text:outline-level="2"><text:bookmark-start text:name="__RefHeading___Toc1899_1549239723"/>AUTH 2.0<text:bookmark-end text:name="__RefHeading___Toc1899_1549239723"/></text:h>
            </text:list-item>
          </text:list>
        </text:list-item>
      </text:list>
      <text:h text:style-name="P27" text:outline-level="1"/>
      <text:list xml:id="list230801915174981" text:continue-numbering="true" text:style-name="Outline">
        <text:list-item>
          <text:h text:style-name="P40" text:outline-level="1"><text:bookmark-start text:name="__RefHeading___Toc1901_1549239723"/>DIAGRAMA DE CASO DE USO<text:bookmark-end text:name="__RefHeading___Toc1901_1549239723"/></text:h>
        </text:list-item>
        <text:list-item>
          <text:h text:style-name="P40" text:outline-level="1"><text:bookmark-start text:name="__RefHeading___Toc1903_1549239723"/>DIAGRAMA DE CLASSES<text:bookmark-end text:name="__RefHeading___Toc1903_1549239723"/></text:h>
        </text:list-item>
        <text:list-item>
          <text:h text:style-name="P38" text:outline-level="1"><text:bookmark-start text:name="__RefHeading___Toc1905_1549239723"/>FUNCIONALIDADES<text:bookmark-end text:name="__RefHeading___Toc1905_1549239723"/></text:h>
          <text:list>
            <text:list-item>
              <text:h text:style-name="P37" text:outline-level="2"><text:bookmark-start text:name="__RefHeading___Toc1907_1549239723"/><text:span text:style-name="T14">AUTENTICAÇÃO COM FACEBOOK</text:span><text:bookmark-end text:name="__RefHeading___Toc1907_1549239723"/></text:h>
            </text:list-item>
            <text:list-item>
              <text:h text:style-name="P37" text:outline-level="2"><text:bookmark-start text:name="__RefHeading___Toc1909_1549239723"/><text:span text:style-name="T14">AUTENTICAÇÃO COM GOOGLE</text:span><text:bookmark-end text:name="__RefHeading___Toc1909_1549239723"/></text:h>
            </text:list-item>
            <text:list-item>
              <text:h text:style-name="P37" text:outline-level="2"><text:bookmark-start text:name="__RefHeading___Toc1911_1549239723"/><text:span text:style-name="T14">AUTENTICAÇÃO PADRAO</text:span><text:bookmark-end text:name="__RefHeading___Toc1911_1549239723"/></text:h>
            </text:list-item>
            <text:list-item>
              <text:h text:style-name="P37" text:outline-level="2"><text:bookmark-start text:name="__RefHeading___Toc1913_1549239723"/><text:span text:style-name="T14">LISTA DE ESTUDOS</text:span><text:bookmark-end text:name="__RefHeading___Toc1913_1549239723"/></text:h>
            </text:list-item>
            <text:list-item>
              <text:h text:style-name="P37" text:outline-level="2"><text:bookmark-start text:name="__RefHeading___Toc1915_1549239723"/><text:span text:style-name="T14">LISTA DE VERSÍCULOS GRIFADOS</text:span> <text:bookmark-end text:name="__RefHeading___Toc1915_1549239723"/></text:h>
            </text:list-item>
          </text:list>
        </text:list-item>
      </text:list>
      <text:p text:style-name="P29"/>
      <text:list xml:id="list230801263450412" text:continue-numbering="true" text:style-name="Outline">
        <text:list-item>
          <text:h text:style-name="P39" text:outline-level="1"><text:bookmark-start text:name="__RefHeading___Toc1917_1549239723"/>CONCLUSÃO<text:bookmark-end text:name="__RefHeading___Toc1917_1549239723"/></text:h>
        </text:list-item>
      </text:list>
      <text:h text:style-name="P26" text:outline-level="1"/>
      <text:list xml:id="list230802491960689" text:continue-numbering="true" text:style-name="Outline">
        <text:list-item>
          <text:h text:style-name="P38" text:outline-level="1"><text:bookmark-start text:name="__RefHeading___Toc1211_1629433696"/>REFERÊNCIAS<text:bookmark-end text:name="__RefHeading___Toc1211_1629433696"/></text:h>
        </text:list-item>
      </text:list>
      <text:p text:style-name="Text_20_body"/>
      <text:list xml:id="list885933724706946726" text:style-name="L2">
        <text:list-item>
          <text:p text:style-name="P25"><text:span text:style-name="Fonte_20_parág._20_padrão"><text:span text:style-name="T2">BENEDITO, Carlos Sica. </text:span></text:span><text:span text:style-name="Fonte_20_parág._20_padrão"><text:span text:style-name="T8">PHP Com Tudo</text:span></text:span><text:span text:style-name="Fonte_20_parág._20_padrão"><text:span text:style-name="T2">. Editora Ciência Moderna Ltda. 1ª ed. Rio de Janeiro, 2011.</text:span></text:span></text:p>
        </text:list-item>
        <text:list-item>
          <text:p text:style-name="P25"><text:span text:style-name="Fonte_20_parág._20_padrão"><text:span text:style-name="T2">GABARDO, Ademir Cristiano.</text:span></text:span><text:span text:style-name="Fonte_20_parág._20_padrão"><text:span text:style-name="T8"> PHP e MVC com CodeIgniter</text:span></text:span><text:span text:style-name="Fonte_20_parág._20_padrão"><text:span text:style-name="T2">. Novatec Editora Ltda. 1ª ed. São Paulo, Novembro de 2012.</text:span></text:span></text:p>
        </text:list-item>
        <text:list-item>
          <text:p text:style-name="P25"><text:span text:style-name="Fonte_20_parág._20_padrão"><text:span text:style-name="T2">Portal Wikipédia. </text:span></text:span><text:span text:style-name="Fonte_20_parág._20_padrão"><text:span text:style-name="T8">Bíblia</text:span></text:span><text:span text:style-name="Fonte_20_parág._20_padrão"><text:span text:style-name="T2">, Disponível em: <text:s/>&lt;http://pt.wikipedia.org/wiki/Bíblia&gt; Acesso em 18 de novembro de 2014</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2cm" loext:contextual-spacing="false" fo:text-align="center" style:justify-single-word="false" fo:hyphenation-ladder-count="no-limit" style:page-number="auto" text:number-lines="false" text:line-number="0">
        <style:tab-stops/>
      </style:paragraph-properties>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2"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master-page style:name="MP4" style:page-layout-name="Mpm3">
      <style:header>
        <text:p text:style-name="MP1"><text:page-number text:select-page="current">23</text:page-number></text:p>
      </style:header>
    </style:master-page>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70</meta:editing-cycles>
    <meta:editing-duration>PT5H23M41S</meta:editing-duration>
    <dc:date>2017-09-16T21:53:25.749182753</dc:date>
    <dc:creator>Everson Teixeira</dc:creator>
    <meta:printed-by>Everson Teixeira</meta:printed-by>
    <meta:print-date>2017-09-11T21:52:48.256695031</meta:print-date>
    <meta:document-statistic meta:table-count="1" meta:image-count="0" meta:object-count="0" meta:page-count="25" meta:paragraph-count="142" meta:word-count="1323" meta:character-count="8655" meta:non-whitespace-character-count="7256"/>
    <meta:template xlink:type="simple" xlink:actuate="onRequest" xlink:title="" xlink:href="Normal"/>
  </office:meta>
</office:document-meta>
</file>